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1.ttf" xlink:type="simple" loext:font-style="normal" loext:font-weight="normal">
          <svg:font-face-format svg:string="truetype"/>
        </svg:font-face-uri>
        <svg:font-face-uri xlink:href="Fonts/font2.ttf" xlink:type="simple" loext:font-style="normal" loext:font-weight="bold">
          <svg:font-face-format svg:string="truetype"/>
        </svg:font-face-uri>
        <svg:font-face-uri xlink:href="Fonts/font3.ttf" xlink:type="simple" loext:font-style="italic" loext:font-weight="normal">
          <svg:font-face-format svg:string="truetype"/>
        </svg:font-face-uri>
        <svg:font-face-uri xlink:href="Fonts/font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5.ttf" xlink:type="simple" loext:font-style="normal" loext:font-weight="normal">
          <svg:font-face-format svg:string="truetype"/>
        </svg:font-face-uri>
        <svg:font-face-uri xlink:href="Fonts/font6.ttf" xlink:type="simple" loext:font-style="normal" loext:font-weight="bold">
          <svg:font-face-format svg:string="truetype"/>
        </svg:font-face-uri>
        <svg:font-face-uri xlink:href="Fonts/font7.ttf" xlink:type="simple" loext:font-style="italic" loext:font-weight="normal">
          <svg:font-face-format svg:string="truetype"/>
        </svg:font-face-uri>
        <svg:font-face-uri xlink:href="Fonts/font8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family-generic="roman" style:font-pitch="variable">
      <svg:font-face-src>
        <svg:font-face-uri xlink:href="Fonts/font9.ttf" xlink:type="simple" loext:font-style="normal" loext:font-weight="normal">
          <svg:font-face-format svg:string="truetype"/>
        </svg:font-face-uri>
      </svg:font-face-src>
    </style:font-face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 loext:font-style="normal" loext:font-weight="normal">
          <svg:font-face-format svg:string="truetype"/>
        </svg:font-face-uri>
        <svg:font-face-uri xlink:href="Fonts/font11.ttf" xlink:type="simple" loext:font-style="normal" loext:font-weight="bold">
          <svg:font-face-format svg:string="truetype"/>
        </svg:font-face-uri>
      </svg:font-face-src>
    </style:font-face>
    <style:font-face style:name="Noto Sans Devanagari" svg:font-family="'Noto Sans Devanagari'" style:font-family-generic="system" style:font-pitch="variable">
      <svg:font-face-src>
        <svg:font-face-uri xlink:href="Fonts/font12.ttf" xlink:type="simple" loext:font-style="normal" loext:font-weight="normal">
          <svg:font-face-format svg:string="truetype"/>
        </svg:font-face-uri>
        <svg:font-face-uri xlink:href="Fonts/font13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14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C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CA" style:font-size-asian="14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C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fo:language="en" fo:country="CA" fo:font-weight="bold" style:font-size-asian="16pt" style:font-weight-asian="bold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fo:language="en" fo:country="CA" style:font-size-asian="14pt" style:font-size-complex="14pt"/>
    </style:style>
    <style:style style:name="P7" style:family="paragraph" style:parent-style-name="Heading_20_1">
      <style:text-properties officeooo:paragraph-rsid="00b9c9ec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/>
      <style:text-properties fo:language="en" fo:country="US" style:language-asian="en" style:country-asian="US" style:language-complex="ar" style:country-complex="SA"/>
    </style:style>
    <style:style style:name="P10" style:family="paragraph" style:parent-style-name="Standard">
      <style:text-properties officeooo:rsid="00ff40ab" officeooo:paragraph-rsid="00ff40ab"/>
    </style:style>
    <style:style style:name="P11" style:family="paragraph" style:parent-style-name="Standard">
      <style:paragraph-properties fo:margin-left="0in" fo:margin-right="0in" fo:line-height="115%" fo:text-indent="0in" style:auto-text-indent="false"/>
      <style:text-properties fo:language="en" fo:country="US" style:language-asian="en" style:country-asian="US" style:language-complex="ar" style:country-complex="SA"/>
    </style:style>
    <style:style style:name="P12" style:family="paragraph" style:parent-style-name="Text_20_body" style:master-page-name="Standard">
      <style:paragraph-properties fo:text-align="center" style:justify-single-word="false" style:page-number="auto"/>
      <style:text-properties fo:font-weight="normal" style:font-weight-asian="normal" style:font-weight-complex="normal"/>
    </style:style>
    <style:style style:name="P13" style:family="paragraph" style:parent-style-name="Heading_20_1">
      <style:paragraph-properties fo:line-height="115%"/>
    </style:style>
    <style:style style:name="P14" style:family="paragraph" style:parent-style-name="Heading_20_1">
      <style:text-properties officeooo:rsid="00bdf4d4"/>
    </style:style>
    <style:style style:name="P15" style:family="paragraph" style:parent-style-name="Heading_20_1">
      <style:text-properties officeooo:rsid="00ff40ab" officeooo:paragraph-rsid="00ff40ab"/>
    </style:style>
    <style:style style:name="P16" style:family="paragraph" style:parent-style-name="Heading_20_1">
      <style:paragraph-properties fo:margin-left="0in" fo:margin-right="0in" fo:line-height="115%" fo:text-indent="0in" style:auto-text-indent="false"/>
      <style:text-properties fo:language="en" fo:country="US" style:language-asian="en" style:country-asian="US" style:language-complex="ar" style:country-complex="SA"/>
    </style:style>
    <style:style style:name="P17" style:family="paragraph" style:parent-style-name="Heading_20_2">
      <style:paragraph-properties fo:line-height="115%"/>
      <style:text-properties fo:language="en" fo:country="US" style:language-asian="en" style:country-asian="US" style:language-complex="ar" style:country-complex="SA"/>
    </style:style>
    <style:style style:name="P18" style:family="paragraph" style:parent-style-name="Heading_20_2">
      <style:text-properties officeooo:rsid="00ff40ab" officeooo:paragraph-rsid="00ff40ab"/>
    </style:style>
    <style:style style:name="P19" style:family="paragraph" style:parent-style-name="Heading_20_2">
      <style:paragraph-properties fo:line-height="115%"/>
    </style:style>
    <style:style style:name="P2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Subtitle">
      <style:text-properties officeooo:rsid="00fe8e49" officeooo:paragraph-rsid="00fe8e49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edf75"/>
    </style:style>
    <style:style style:name="T2" style:family="text">
      <style:text-properties fo:language="en" fo:country="US" style:language-asian="en" style:country-asian="US" style:language-complex="ar" style:country-complex="SA"/>
    </style:style>
    <style:style style:name="T3" style:family="text">
      <style:text-properties fo:language="en" fo:country="US" officeooo:rsid="00fe8e49" style:language-asian="en" style:country-asian="US" style:language-complex="ar" style:country-complex="SA"/>
    </style:style>
    <style:style style:name="T4" style:family="text">
      <style:text-properties officeooo:rsid="00b9c9ec"/>
    </style:style>
    <style:style style:name="T5" style:family="text">
      <style:text-properties officeooo:rsid="00fe8e49"/>
    </style:style>
    <style:style style:name="T6" style:family="text">
      <style:text-properties officeooo:rsid="00ff40a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07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28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_RefHeading___Toc2074_345447847"/>CARLETON UNIVERSITY<text:bookmark-end text:name="__RefHeading___Toc2074_34544784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cuACS</text:p>
      <text:p text:style-name="P2"><draw:line text:anchor-type="paragraph" draw:z-index="0" draw:name="Straight Connector 1" draw:style-name="gr1" draw:text-style-name="P23" svg:x1="0.061in" svg:y1="0.0736in" svg:x2="6.563in" svg:y2="0.0752in"><text:p/></draw:line></text:p>
      <text:p text:style-name="P22">System Design Document</text:p>
      <text:p text:style-name="P2"/>
      <text:p text:style-name="P2"/>
      <text:p text:style-name="P2"/>
      <text:p text:style-name="P5">Team QuackJaws</text:p>
      <text:p text:style-name="P3">Jake Bauer</text:p>
      <text:p text:style-name="P3">Ashlee Foureyes</text:p>
      <text:p text:style-name="P3">Skyler Gubbels</text:p>
      <text:p text:style-name="P3">Will Watt</text:p>
      <text:p text:style-name="P3"/>
      <text:p text:style-name="P3"/>
      <text:p text:style-name="P3"/>
      <text:p text:style-name="P3">Submitted to: </text:p>
      <text:p text:style-name="P3">Dr. Christine Laurendeau</text:p>
      <text:p text:style-name="P3">COMP3004 – Object-Oriented Software Engineering</text:p>
      <text:p text:style-name="P3">School of Computer Science</text:p>
      <text:p text:style-name="P3">Carleton University</text:p>
      <text:p text:style-name="P4">March <text:span text:style-name="T5">21</text:span>, 2019</text:p>
      <text:p text:style-name="P6"/>
      <text:table-of-content text:style-name="Sect1" text:protected="true" text:name="Table of Contents1">
        <text:table-of-content-source text:outline-level="9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0"><text:a xlink:type="simple" xlink:href="#__RefHeading___Toc2078_345447847" text:style-name="Index_20_Link" text:visited-style-name="Index_20_Link">1 Introduction<text:tab/>2</text:a></text:p>
          <text:p text:style-name="P21"><text:a xlink:type="simple" xlink:href="#__RefHeading___Toc2746_3008566929" text:style-name="Index_20_Link" text:visited-style-name="Index_20_Link">1.1 The cuACS System<text:tab/>2</text:a></text:p>
          <text:p text:style-name="P21"><text:a xlink:type="simple" xlink:href="#__RefHeading___Toc2082_345447847" text:style-name="Index_20_Link" text:visited-style-name="Index_20_Link">1.2 Document Overview<text:tab/>2</text:a></text:p>
          <text:p text:style-name="P20"><text:a xlink:type="simple" xlink:href="#__RefHeading___Toc3139_3995836201" text:style-name="Index_20_Link" text:visited-style-name="Index_20_Link">2 Subsystem Decomposition<text:tab/>2</text:a></text:p>
          <text:p text:style-name="P21"><text:a xlink:type="simple" xlink:href="#__RefHeading___Toc3141_3995836201" text:style-name="Index_20_Link" text:visited-style-name="Index_20_Link">2.1 D2 Subsystem Decomposition<text:tab/>2</text:a></text:p>
          <text:p text:style-name="P21"><text:a xlink:type="simple" xlink:href="#__RefHeading___Toc3143_3995836201" text:style-name="Index_20_Link" text:visited-style-name="Index_20_Link">2.2 Full Subsystem Decomposition<text:tab/>2</text:a></text:p>
          <text:p text:style-name="P21"><text:a xlink:type="simple" xlink:href="#__RefHeading___Toc3145_3995836201" text:style-name="Index_20_Link" text:visited-style-name="Index_20_Link">2.3 Design Evolution<text:tab/>2</text:a></text:p>
          <text:p text:style-name="P20"><text:a xlink:type="simple" xlink:href="#__RefHeading___Toc3147_3995836201" text:style-name="Index_20_Link" text:visited-style-name="Index_20_Link">3 Design Strategies<text:tab/>2</text:a></text:p>
          <text:p text:style-name="P21"><text:a xlink:type="simple" xlink:href="#__RefHeading___Toc3149_3995836201" text:style-name="Index_20_Link" text:visited-style-name="Index_20_Link">3.1 Persistent Storage<text:tab/>2</text:a></text:p>
          <text:p text:style-name="P21"><text:a xlink:type="simple" xlink:href="#__RefHeading___Toc3151_3995836201" text:style-name="Index_20_Link" text:visited-style-name="Index_20_Link">3.2 Design Patterns<text:tab/>3</text:a></text:p>
          <text:p text:style-name="P20"><text:a xlink:type="simple" xlink:href="#__RefHeading___Toc5903_345447847" text:style-name="Index_20_Link" text:visited-style-name="Index_20_Link">4 Index of Tables<text:tab/>3</text:a></text:p>
          <text:p text:style-name="P20"><text:a xlink:type="simple" xlink:href="#__RefHeading___Toc8316_565737786" text:style-name="Index_20_Link" text:visited-style-name="Index_20_Link">5 Index of Figures<text:tab/>3</text:a></text:p>
        </text:index-body>
      </text:table-of-content>
      <text:h text:style-name="P16" text:outline-level="1"><text:bookmark-start text:name="__RefHeading___Toc2078_345447847"/>1 Introduction<text:bookmark-end text:name="__RefHeading___Toc2078_345447847"/></text:h>
      <text:p text:style-name="P11"/>
      <text:h text:style-name="P19" text:outline-level="2"><text:bookmark-start text:name="__RefHeading___Toc2746_3008566929"/><text:span text:style-name="T2">1.1 The </text:span><text:span text:style-name="T3">cuACS System</text:span><text:bookmark-end text:name="__RefHeading___Toc2746_3008566929"/></text:h>
      <text:p text:style-name="P8"><text:span text:style-name="T3"/></text:p>
      <text:h text:style-name="P17" text:outline-level="2"><text:bookmark-start text:name="__RefHeading___Toc2082_345447847"/>1.2 Document Overview<text:bookmark-end text:name="__RefHeading___Toc2082_345447847"/></text:h>
      <text:p text:style-name="P9"/>
      <text:h text:style-name="P15" text:outline-level="1"><text:bookmark-start text:name="__RefHeading___Toc3139_3995836201"/>2 Subsystem Decomposition<text:bookmark-end text:name="__RefHeading___Toc3139_3995836201"/></text:h>
      <text:p text:style-name="P10"/>
      <text:h text:style-name="P18" text:outline-level="2"><text:bookmark-start text:name="__RefHeading___Toc3141_3995836201"/>2.1 D2 Subsystem Decomposition<text:bookmark-end text:name="__RefHeading___Toc3141_3995836201"/></text:h>
      <text:p text:style-name="P10"/>
      <text:h text:style-name="P18" text:outline-level="2"><text:bookmark-start text:name="__RefHeading___Toc3143_3995836201"/>2.2 Full Subsystem Decomposition<text:bookmark-end text:name="__RefHeading___Toc3143_3995836201"/></text:h>
      <text:p text:style-name="P10"/>
      <text:h text:style-name="P18" text:outline-level="2"><text:bookmark-start text:name="__RefHeading___Toc3145_3995836201"/>2.3 Design Evolution<text:bookmark-end text:name="__RefHeading___Toc3145_3995836201"/></text:h>
      <text:p text:style-name="P10"/>
      <text:h text:style-name="P15" text:outline-level="1"><text:bookmark-start text:name="__RefHeading___Toc3147_3995836201"/>3 Design Strategies<text:bookmark-end text:name="__RefHeading___Toc3147_3995836201"/></text:h>
      <text:p text:style-name="P10"/>
      <text:h text:style-name="P18" text:outline-level="2"><text:bookmark-start text:name="__RefHeading___Toc3149_3995836201"/>3.1 Persistent Storage<text:bookmark-end text:name="__RefHeading___Toc3149_3995836201"/></text:h>
      <text:p text:style-name="P10"/>
      <text:h text:style-name="P18" text:outline-level="2"><text:bookmark-start text:name="__RefHeading___Toc3151_3995836201"/><text:soft-page-break/>3.2 Design Patterns<text:bookmark-end text:name="__RefHeading___Toc3151_3995836201"/></text:h>
      <text:h text:style-name="P13" text:outline-level="1"><text:bookmark-start text:name="__RefHeading___Toc5903_345447847"/><text:span text:style-name="T6">4</text:span> Index of Tables<text:bookmark-end text:name="__RefHeading___Toc5903_345447847"/></text:h>
      <text:illustration-index text:style-name="Sect1" text:protected="true" text:name="Table of Figures1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Text_20_body"/>
        </text:index-body>
      </text:illustration-index>
      <text:h text:style-name="P7" text:outline-level="1"><text:bookmark-start text:name="__RefHeading___Toc8316_565737786"/><text:span text:style-name="T6">5</text:span> Index of <text:span text:style-name="T4">Figures</text:span><text:bookmark-end text:name="__RefHeading___Toc8316_565737786"/></text:h>
      <text:illustration-index text:style-name="Sect1" text:protected="true" text:name="Table of Figures3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Text_20_body"/>
        </text:index-body>
      </text:illustration-index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3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3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1" fo:font-family="Calibri" style:font-family-generic="swiss" fo:font-size="12pt" fo:language="en" fo:country="US" officeooo:rsid="00bdf4d4" style:letter-kerning="false" style:font-name-asian="Calibri3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4pt" style:font-name-asian="Calibri3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2f5496" style:font-name="Calibri2" fo:font-family="Calibri" style:font-family-generic="swiss" style:font-pitch="variable" fo:font-size="14pt" fo:font-style="italic" fo:font-weight="normal" style:font-size-asian="14pt" style:font-style-asian="italic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2f5496" style:font-name="Calibri2" fo:font-family="Calibri" style:font-family-generic="swiss" style:font-pitch="variable"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3" style:font-family-asian="Calibri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Table" style:family="paragraph" style:parent-style-name="Caption" style:default-outline-level="" style:class="extra">
      <style:text-properties fo:color="#2f5496"/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Figure" style:family="paragraph" style:parent-style-name="Caption" style:default-outline-level="" style:class="extra">
      <style:text-properties fo:color="#2f5496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text-properties fo:color="#2f5496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_20_Spacing_20_Char" style:display-name="No Spacing Char" style:family="text" style:parent-style-name="Default_20_Paragraph_20_Font">
      <style:text-properties fo:font-size="11pt" style:font-name-asian="Calibri3" style:font-family-asian="Calibri" style:font-family-generic-asian="system" style:font-pitch-asian="variable" style:font-size-asian="11pt" style:language-asian="zh" style:country-asian="CN" style:font-size-complex="11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DejaVu Sans" style:font-family-complex="'DejaVu Sans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1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1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1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1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1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1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1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1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1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1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1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1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1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1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1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1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1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1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="Calibri" fo:font-family="Calibri" style:font-family-generic="roman" style:font-pitch="variable" style:font-name-complex="DejaVu Sans" style:font-family-complex="'DejaVu Sans'" style:font-family-generic-complex="system" style:font-pitch-complex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complex="Wingdings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complex="Wingdings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complex="Wingdings" style:font-family-complex="Wingdings" style:font-family-generic-complex="system" style:font-pitch-complex="variable"/>
    </style:style>
    <style:style style:name="ListLabel_20_397" style:display-name="ListLabel 397" style:family="text">
      <style:text-properties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1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1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1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1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1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1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1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1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1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1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1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1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1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1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1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1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1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1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1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1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1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1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1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1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1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1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1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1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1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1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1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1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1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1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1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1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1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1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1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1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1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1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1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1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1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1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1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1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1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1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1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1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1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1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1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1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1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1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1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1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1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1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1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1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1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1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="Calibri" fo:font-family="Calibri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1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1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1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1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1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1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1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1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1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1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1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1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1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1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1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1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1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1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1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1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1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1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1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1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1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1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1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1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1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1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1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1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1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1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1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1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1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1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1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1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1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1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1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1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1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1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1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1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1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1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1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1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1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1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1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1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1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1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1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1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1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1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1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1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1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1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1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1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1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1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1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1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1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1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1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1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1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1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1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59" style:display-name="ListLabel 659" style:family="text">
      <style:text-properties style:font-name-complex="OpenSymbol1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1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1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1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1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1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1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1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68" style:display-name="ListLabel 668" style:family="text">
      <style:text-properties style:font-name-complex="OpenSymbol1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1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1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1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1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1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1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1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1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1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1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1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1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1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1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1" style:font-family-complex="OpenSymbol" style:font-family-generic-complex="system" style:font-pitch-complex="variable"/>
    </style:style>
    <style:style style:name="ListLabel_20_685" style:display-name="ListLabel 685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86" style:display-name="ListLabel 686" style:family="text">
      <style:text-properties style:font-name-complex="OpenSymbol1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1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1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1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1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1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1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1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1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1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1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1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1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1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1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1" style:font-family-complex="OpenSymbol" style:font-family-generic-complex="system" style:font-pitch-complex="variable"/>
    </style:style>
    <style:style style:name="ListLabel_20_703" style:display-name="ListLabel 703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704" style:display-name="ListLabel 704" style:family="text">
      <style:text-properties style:font-name-complex="OpenSymbol1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1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1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1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1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1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1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1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1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1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1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1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1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1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1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1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722" style:display-name="ListLabel 722" style:family="text">
      <style:text-properties style:font-name-complex="OpenSymbol1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1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1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1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1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1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1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1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complex="OpenSymbol1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1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1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1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1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1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1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1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1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1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1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1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1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1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1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1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1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1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1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1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1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1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1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1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1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1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1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1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1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1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1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1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1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1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1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1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1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1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1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1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1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1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1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1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1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1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1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1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1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1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1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1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1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edf75"/>
    </style:style>
    <style:style style:name="MT2" style:family="text">
      <style:text-properties officeooo:rsid="00fe8e49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COMP 3004 <text:tab/><text:span text:style-name="MT1">c</text:span>uACS — <text:span text:style-name="MT2">System Design</text:span> 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42:00</meta:creation-date>
    <meta:initial-creator>Ashlee  Foureyes</meta:initial-creator>
    <dc:language>en-CA</dc:language>
    <dc:date>2019-03-20T17:32:12.113212452</dc:date>
    <meta:editing-cycles>357</meta:editing-cycles>
    <meta:editing-duration>PT13H32M17S</meta:editing-duration>
    <meta:generator>LibreOffice/6.1.5.2$Linux_X86_64 LibreOffice_project/10$Build-2</meta:generator>
    <meta:print-date>2019-03-05T05:17:32.081348519</meta:print-date>
    <meta:document-statistic meta:table-count="0" meta:image-count="0" meta:object-count="0" meta:page-count="3" meta:paragraph-count="40" meta:word-count="133" meta:character-count="837" meta:non-whitespace-character-count="7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